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7db88" officeooo:paragraph-rsid="0017db88"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font-size="15pt" style:text-underline-style="none" fo:font-weight="normal" officeooo:rsid="0017db88" officeooo:paragraph-rsid="0017db88"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style:text-underline-style="none" fo:font-weight="normal" officeooo:rsid="00189480" officeooo:paragraph-rsid="00189480"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style:text-underline-style="none" fo:font-weight="normal" officeooo:rsid="0018ad61" officeooo:paragraph-rsid="0018ad61"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fo:font-size="15pt" style:text-underline-style="none" fo:font-weight="normal" officeooo:rsid="001a6aee" officeooo:paragraph-rsid="001a6aee" style:font-size-asian="13.1000003814697pt" style:font-weight-asian="normal" style:font-size-complex="15pt" style:font-weight-complex="normal"/>
    </style:style>
    <style:style style:name="P6" style:family="paragraph" style:parent-style-name="Standard">
      <style:text-properties fo:font-size="15pt" style:font-size-asian="15pt" style:font-size-complex="15pt"/>
    </style:style>
    <style:style style:name="P7" style:family="paragraph" style:parent-style-name="Standard">
      <style:text-properties fo:font-size="15pt" officeooo:rsid="001a6aee" officeooo:paragraph-rsid="001a6aee" style:font-size-asian="15pt" style:font-size-complex="15pt"/>
    </style:style>
    <style:style style:name="P8" style:family="paragraph" style:parent-style-name="Standard">
      <style:text-properties fo:font-size="15pt" officeooo:rsid="001b5c1d" officeooo:paragraph-rsid="001b5c1d" style:font-size-asian="15pt" style:font-size-complex="15pt"/>
    </style:style>
    <style:style style:name="T1" style:family="text">
      <style:text-properties officeooo:rsid="00189480"/>
    </style:style>
    <style:style style:name="T2" style:family="text">
      <style:text-properties fo:font-weight="bold" style:font-weight-asian="bold" style:font-weight-complex="bold"/>
    </style:style>
    <style:style style:name="T3" style:family="text">
      <style:text-properties fo:font-weight="bold" officeooo:rsid="00189480" style:font-weight-asian="bold" style:font-weight-complex="bold"/>
    </style:style>
    <style:style style:name="T4" style:family="text">
      <style:text-properties fo:font-weight="bold" officeooo:rsid="0018ad61" style:font-weight-asian="bold" style:font-weight-complex="bold"/>
    </style:style>
    <style:style style:name="T5" style:family="text">
      <style:text-properties officeooo:rsid="0018ad61"/>
    </style:style>
    <style:style style:name="T6" style:family="text">
      <style:text-properties officeooo:rsid="001b5c1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Procédé d’implémentation</text:span> d’un fractal</text:p>
      <text:p text:style-name="P2">L’implémentation d’un fractal se passe par l’implémentation de la tortue et d’un L-Systeme.</text:p>
      <text:p text:style-name="P2">Un L-Systeme, est en quelque sorte le « langage » permettant la création graphique du fractal voulu. Le système de Lindenmayer est comparable à la modification à chaque itérations d’une liste. C<text:span text:style-name="T1">haque élément de c</text:span>ette liste subit <text:span text:style-name="T1">alors</text:span> une certaine application <text:span text:style-name="T1">sur lui même. Cette application sur cet élément crée alors plusieurs nouveaux éléments pour la nouvelle liste.</text:span> <text:span text:style-name="T1">Puis on refait de même en prenant la nouvelle liste comme liste initiale. Un système est composé d’un </text:span><text:span text:style-name="T3">axiom </text:span><text:span text:style-name="T1">représentant un mot, une </text:span><text:span text:style-name="T3">rules </text:span><text:span text:style-name="T1">qui représente l’application agissant sur chaque élément de l’axiome, et d’i</text:span><text:span text:style-name="T3">nterp </text:span><text:span text:style-name="T1">représentant graphiquement l’</text:span><text:span text:style-name="T3">axiom</text:span><text:span text:style-name="T1">. </text:span></text:p>
      <text:p text:style-name="P3">Un mot lui, est <text:span text:style-name="T5">soit</text:span> un <text:span text:style-name="T2">Symb</text:span> qui représente une lettre de l’alphabet du système, <text:span text:style-name="T5">soit </text:span>une <text:span text:style-name="T2">Seq</text:span> qui représente une liste de mots, <text:span text:style-name="T5">ou bien soit </text:span>une <text:span text:style-name="T2">branch</text:span> qui représente un mot. <text:span text:style-name="T5">L’élément le plus petit d’un mot est </text:span><text:span text:style-name="T4">Symb</text:span><text:span text:style-name="T5">.</text:span></text:p>
      <text:p text:style-name="P4">Pour l’implémentation d’un fractal, il est donc impératif de définir celui ci dans un <text:span text:style-name="T2">system</text:span>.</text:p>
      <text:p text:style-name="P4"><text:span text:style-name="T2">Rules</text:span> est donc la fonction de substitution d’un <text:span text:style-name="T2">symbol</text:span>, pour chaque <text:span text:style-name="T2">symbol</text:span> on y applique cette fonction, qui peut être la transformation d’un <text:span text:style-name="T2">symb</text:span>, en une <text:span text:style-name="T2">Seq</text:span>, ou bien qui à un <text:span text:style-name="T2">symb</text:span> renvoie ce <text:span text:style-name="T2">symb</text:span>, etc.</text:p>
      <text:p text:style-name="P4"><text:span text:style-name="T2">Interp</text:span> est l’interprétation graphique d’un <text:span text:style-name="T2">word</text:span>, et donc a une action « géométrique pour chaque lettre de l’alphabet du systèmes.</text:p>
      <text:p text:style-name="P5">Viens ici le rôle de la Tortue, cf<text:span text:style-name="T2"> turtle.mli</text:span>.</text:p>
      <text:p text:style-name="P5"/>
      <text:p text:style-name="P5">La tortue a une position exacte à chaque instant ainsi que l’angle qu’elle a par rapport à un axe horizontale. Cette position est en deux dimensions. On prend l’axe des abscisses et des ordonnées.</text:p>
      <text:p text:style-name="P6">Il y a également un type <text:span text:style-name="T2">command</text:span> pour la tortue lui permettant de faire des actions géométriques dans le but de représenter graphiquement le chemin de la tortue en quelque sorte, donc pour représenter le fractal. Ce type peut tracer un trait en faisant avancer la tortue d’une certaine distance : <text:span text:style-name="T2">Line</text:span>, ou bien faire bouger la tortue sans tracer de traits : <text:span text:style-name="T2">Move</text:span>, ou bien modifier l’angle de la tortue par rapport à l’axe des abscisses : <text:span text:style-name="T2">Turn</text:span>, ou bien elle peut enregistrer une position courante, pour les ‘[‘ et <text:span text:style-name="T2">Restore</text:span> pour les ‘]’ qui restaure la dernière position enregistrée non-encore restaurée.</text:p>
      <text:p text:style-name="P6"/>
      <text:p text:style-name="P7">On peut donc se faire la réflexion dans un premier temps à ne se préoccuper uniquement du système et de la tortue sans réellement se préoccuper de l’aspect graphique. Alors pour représenter le fractal, il faut remplir le système qui lui correspond. Après on remplit la partie graphique.</text:p>
      <text:p text:style-name="P7"/>
      <text:p text:style-name="P7"><text:soft-page-break/>A partir de cela, pour le fractal, on va appliquer la fonction de substitution sur l’axiom à chaque itération. Il y a donc besoin d’analyser un mot, renvoyer sa nouvelle liste après substitution, puis afficher graphiquement la liste. Recommencer jusqu’à ce qu’on demande l’arrêt de l’itération, mais tout cela peut se faire à l’infini, ce qui est d’ailleurs l’aspect fascinant des fractales.</text:p>
      <text:p text:style-name="P7"/>
      <text:p text:style-name="P8">Voyons dans le document « vision de l’architecture du projet » comment nous voyons l’implémentation d’un fractal, de quels fonctions aurons nous besoin, comment gérer les problèmes, points d’attentions, points d’interrogation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1T15:03:19.861336660</meta:creation-date>
    <dc:date>2020-10-31T15:53:45.166221694</dc:date>
    <meta:editing-duration>PT6M51S</meta:editing-duration>
    <meta:editing-cycles>1</meta:editing-cycles>
    <meta:document-statistic meta:table-count="0" meta:image-count="0" meta:object-count="0" meta:page-count="2" meta:paragraph-count="13" meta:word-count="513" meta:character-count="3145" meta:non-whitespace-character-count="2644"/>
    <meta:generator>LibreOffice/6.0.7.3$Linux_X86_64 LibreOffice_project/00m0$Build-3</meta:generator>
  </office:meta>
</office:document-meta>
</file>